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kcs1" table:style-name="ta1">
        <table:shapes>
          <draw:frame draw:z-index="0" draw:style-name="gr1" draw:text-style-name="P1" svg:width="159.99mm" svg:height="89.99mm" svg:x="0mm" svg:y="91.58mm">
            <loext:p draw:notify-on-update-of-ranges="bkcs1.C1:bkcs1.C1 bkcs1.C2:bkcs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1.52mm" svg:y="94.02mm">
            <loext:p draw:notify-on-update-of-ranges="bkcs1.F1:bkcs1.F1 bkcs1.F2:bkcs1.F7 bkcs1.H1:bkcs1.H1 bkcs1.H2:bkcs1.H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6.63mm" svg:y="99.27mm">
            <loext:p draw:notify-on-update-of-ranges="bkcs1.I1:bkcs1.I1 bkcs1.I2:bkcs1.I7 bkcs1.J1:bkcs1.J1 bkcs1.J2:bkcs1.J7 bkcs1.K1:bkcs1.K1 bkcs1.K2:bkcs1.K7 bkcs1.L1:bkcs1.L1 bkcs1.L2:bkcs1.L7 bkcs1.M1:bkcs1.M1 bkcs1.M2:bkcs1.M7 bkcs1.N1:bkcs1.N1 bkcs1.N2:bkcs1.N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65.81mm" svg:y="0mm">
            <loext:p draw:notify-on-update-of-ranges="bkcs1.D1:bkcs1.D1 bkcs1.D2:bkcs1.D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eud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emps total</text:p>
          </table:table-cell>
          <table:table-cell office:value-type="string" calcext:value-type="string">
            <text:p>Boucle while</text:p>
          </table:table-cell>
          <table:table-cell office:value-type="string" calcext:value-type="string">
            <text:p>Boucle</text:p>
          </table:table-cell>
          <table:table-cell office:value-type="string" calcext:value-type="string">
            <text:p>Boucles for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Dans dot</text:p>
          </table:table-cell>
          <table:table-cell office:value-type="string" calcext:value-type="string">
            <text:p>sp_gemv n°1</text:p>
          </table:table-cell>
          <table:table-cell table:style-name="ce1" office:value-type="string" calcext:value-type="string">
            <text:p>sp_gemv n°2</text:p>
          </table:table-cell>
          <table:table-cell office:value-type="string" calcext:value-type="string">
            <text:p>sp_gemv n°3</text:p>
          </table:table-cell>
          <table:table-cell table:style-name="ce1" office:value-type="string" calcext:value-type="string">
            <text:p>sp_gemv n°4</text:p>
          </table:table-cell>
          <table:table-cell office:value-type="string" calcext:value-type="string">
            <text:p>sp_gemv n°5</text:p>
          </table:table-cell>
          <table:table-cell table:style-name="ce1" office:value-type="string" calcext:value-type="string">
            <text:p>sp_gemv n°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2736" calcext:value-type="float">
            <text:p>2736</text:p>
          </table:table-cell>
          <table:table-cell office:value-type="float" office:value="21920832" calcext:value-type="float">
            <text:p>21920832</text:p>
          </table:table-cell>
          <table:table-cell table:formula="of:=[.E2]/[.D2]" office:value-type="float" office:value="8012" calcext:value-type="float">
            <text:p>8012</text:p>
          </table:table-cell>
          <table:table-cell office:value-type="float" office:value="16444630" calcext:value-type="float">
            <text:p>16444630</text:p>
          </table:table-cell>
          <table:table-cell table:formula="of:=[.G2]/[.D2]" office:value-type="float" office:value="6010.46418128655" calcext:value-type="float">
            <text:p>6010,4641812866</text:p>
          </table:table-cell>
          <table:table-cell office:value-type="float" office:value="229503888" calcext:value-type="float">
            <text:p>2295038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2729" calcext:value-type="float">
            <text:p>2729</text:p>
          </table:table-cell>
          <table:table-cell office:value-type="float" office:value="10937832" calcext:value-type="float">
            <text:p>10937832</text:p>
          </table:table-cell>
          <table:table-cell table:formula="of:=[.E3]/[.D3]" office:value-type="float" office:value="4008" calcext:value-type="float">
            <text:p>4008</text:p>
          </table:table-cell>
          <table:table-cell office:value-type="float" office:value="8205378" calcext:value-type="float">
            <text:p>8205378</text:p>
          </table:table-cell>
          <table:table-cell table:formula="of:=[.G3]/[.D3]" office:value-type="float" office:value="3006.73433492122" calcext:value-type="float">
            <text:p>3006,7343349212</text:p>
          </table:table-cell>
          <table:table-cell office:value-type="float" office:value="141932561" calcext:value-type="float">
            <text:p>141932561</text:p>
          </table:table-cell>
          <table:table-cell office:value-type="float" office:value="86984146" calcext:value-type="float">
            <text:p>869841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2753" calcext:value-type="float">
            <text:p>2753</text:p>
          </table:table-cell>
          <table:table-cell office:value-type="float" office:value="7356016" calcext:value-type="float">
            <text:p>7356016</text:p>
          </table:table-cell>
          <table:table-cell table:formula="of:=[.E4]/[.D4]" office:value-type="float" office:value="2672" calcext:value-type="float">
            <text:p>2672</text:p>
          </table:table-cell>
          <table:table-cell office:value-type="float" office:value="5518348" calcext:value-type="float">
            <text:p>5518348</text:p>
          </table:table-cell>
          <table:table-cell table:formula="of:=[.G4]/[.D4]" office:value-type="float" office:value="2004.48528877588" calcext:value-type="float">
            <text:p>2004,4852887759</text:p>
          </table:table-cell>
          <table:table-cell office:value-type="float" office:value="85001628" calcext:value-type="float">
            <text:p>85001628</text:p>
          </table:table-cell>
          <table:table-cell office:value-type="float" office:value="94441665" calcext:value-type="float">
            <text:p>94441665</text:p>
          </table:table-cell>
          <table:table-cell office:value-type="float" office:value="51486606" calcext:value-type="float">
            <text:p>514866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32" calcext:value-type="float">
            <text:p>2732</text:p>
          </table:table-cell>
          <table:table-cell office:value-type="float" office:value="5474928" calcext:value-type="float">
            <text:p>5474928</text:p>
          </table:table-cell>
          <table:table-cell table:formula="of:=[.E5]/[.D5]" office:value-type="float" office:value="2004" calcext:value-type="float">
            <text:p>2004</text:p>
          </table:table-cell>
          <table:table-cell office:value-type="float" office:value="4107198" calcext:value-type="float">
            <text:p>4107198</text:p>
          </table:table-cell>
          <table:table-cell table:formula="of:=[.G5]/[.D5]" office:value-type="float" office:value="1503.36676427526" calcext:value-type="float">
            <text:p>1503,3667642753</text:p>
          </table:table-cell>
          <table:table-cell office:value-type="float" office:value="67991284" calcext:value-type="float">
            <text:p>67991284</text:p>
          </table:table-cell>
          <table:table-cell office:value-type="float" office:value="47771752" calcext:value-type="float">
            <text:p>47771752</text:p>
          </table:table-cell>
          <table:table-cell office:value-type="float" office:value="74097304" calcext:value-type="float">
            <text:p>74097304</text:p>
          </table:table-cell>
          <table:table-cell office:value-type="float" office:value="39308016" calcext:value-type="float">
            <text:p>393080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2849" calcext:value-type="float">
            <text:p>2849</text:p>
          </table:table-cell>
          <table:table-cell office:value-type="float" office:value="4558400" calcext:value-type="float">
            <text:p>4558400</text:p>
          </table:table-cell>
          <table:table-cell table:formula="of:=[.E6]/[.D6]" office:value-type="float" office:value="1600" calcext:value-type="float">
            <text:p>1600</text:p>
          </table:table-cell>
          <table:table-cell office:value-type="float" office:value="3419600" calcext:value-type="float">
            <text:p>3419600</text:p>
          </table:table-cell>
          <table:table-cell table:formula="of:=[.G6]/[.D6]" office:value-type="float" office:value="1200.2808002808" calcext:value-type="float">
            <text:p>1200,2808002808</text:p>
          </table:table-cell>
          <table:table-cell office:value-type="float" office:value="31640994" calcext:value-type="float">
            <text:p>31640994</text:p>
          </table:table-cell>
          <table:table-cell office:value-type="float" office:value="59324727" calcext:value-type="float">
            <text:p>59324727</text:p>
          </table:table-cell>
          <table:table-cell office:value-type="float" office:value="58578289" calcext:value-type="float">
            <text:p>58578289</text:p>
          </table:table-cell>
          <table:table-cell office:value-type="float" office:value="34598256" calcext:value-type="float">
            <text:p>34598256</text:p>
          </table:table-cell>
          <table:table-cell office:value-type="float" office:value="54840401" calcext:value-type="float">
            <text:p>548404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2848" calcext:value-type="float">
            <text:p>2848</text:p>
          </table:table-cell>
          <table:table-cell office:value-type="float" office:value="3793536" calcext:value-type="float">
            <text:p>3793536</text:p>
          </table:table-cell>
          <table:table-cell table:formula="of:=[.E7]/[.D7]" office:value-type="float" office:value="1332" calcext:value-type="float">
            <text:p>1332</text:p>
          </table:table-cell>
          <table:table-cell office:value-type="float" office:value="2845818" calcext:value-type="float">
            <text:p>2845818</text:p>
          </table:table-cell>
          <table:table-cell table:formula="of:=[.G7]/[.D7]" office:value-type="float" office:value="999.233848314607" calcext:value-type="float">
            <text:p>999,2338483146</text:p>
          </table:table-cell>
          <table:table-cell office:value-type="float" office:value="27149984" calcext:value-type="float">
            <text:p>27149984</text:p>
          </table:table-cell>
          <table:table-cell office:value-type="float" office:value="26113312" calcext:value-type="float">
            <text:p>26113312</text:p>
          </table:table-cell>
          <table:table-cell office:value-type="float" office:value="47820768" calcext:value-type="float">
            <text:p>47820768</text:p>
          </table:table-cell>
          <table:table-cell office:value-type="float" office:value="37513856" calcext:value-type="float">
            <text:p>37513856</text:p>
          </table:table-cell>
          <table:table-cell office:value-type="float" office:value="50420992" calcext:value-type="float">
            <text:p>50420992</text:p>
          </table:table-cell>
          <table:table-cell office:value-type="float" office:value="49879872" calcext:value-type="float">
            <text:p>49879872</text:p>
          </table:table-cell>
        </table:table-row>
      </table:table>
      <table:table table:name="cfd1" table:style-name="ta1">
        <table:shapes>
          <draw:frame draw:z-index="0" draw:style-name="gr1" draw:text-style-name="P1" svg:width="159.99mm" svg:height="89.99mm" svg:x="0mm" svg:y="35mm">
            <loext:p draw:notify-on-update-of-ranges="cfd1.C1:cfd1.C1 cfd1.C2:cfd1.C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62.77mm" svg:y="47.22mm">
            <loext:p draw:notify-on-update-of-ranges="cfd1.G1:cfd1.G1 cfd1.G2:cfd1.G7 cfd1.I1:cfd1.I1 cfd1.I2:cfd1.I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323.68mm" svg:y="93.16mm">
            <loext:p draw:notify-on-update-of-ranges="cfd1.J1:cfd1.J1 cfd1.J2:cfd1.J7 cfd1.K1:cfd1.K1 cfd1.K2:cfd1.K7 cfd1.L1:cfd1.L1 cfd1.L2:cfd1.L7 cfd1.M1:cfd1.M1 cfd1.M2:cfd1.M7 cfd1.N1:cfd1.N1 cfd1.N2:cfd1.N7 cfd1.O1:cfd1.O1 cfd1.O2:cfd1.O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329.2mm" svg:y="1.59mm">
            <loext:p draw:notify-on-update-of-ranges="cfd1.D1:cfd1.D1 cfd1.D2:cfd1.D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59.99mm" svg:height="89.99mm" svg:x="112.87mm" svg:y="149.02mm">
            <loext:p draw:notify-on-update-of-ranges="cfd1.F1:cfd1.F1 cfd1.F2:cfd1.F7 cfd1.H1:cfd1.H1 cfd1.H2:cfd1.H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eud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While/s</text:p>
          </table:table-cell>
          <table:table-cell office:value-type="string" calcext:value-type="string">
            <text:p>Boucle</text:p>
          </table:table-cell>
          <table:table-cell office:value-type="string" calcext:value-type="string">
            <text:p>Boucles/while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dot/while</text:p>
          </table:table-cell>
          <table:table-cell office:value-type="string" calcext:value-type="string">
            <text:p>spgemv1</text:p>
          </table:table-cell>
          <table:table-cell office:value-type="string" calcext:value-type="string">
            <text:p>spgemv2</text:p>
          </table:table-cell>
          <table:table-cell office:value-type="string" calcext:value-type="string">
            <text:p>spgemv3</text:p>
          </table:table-cell>
          <table:table-cell office:value-type="string" calcext:value-type="string">
            <text:p>spgemv4</text:p>
          </table:table-cell>
          <table:table-cell office:value-type="string" calcext:value-type="string">
            <text:p>spgemv5</text:p>
          </table:table-cell>
          <table:table-cell office:value-type="string" calcext:value-type="string">
            <text:p>spgemv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3840" calcext:value-type="float">
            <text:p>3840</text:p>
          </table:table-cell>
          <table:table-cell table:formula="of:=[.D2]/[.C2]" office:value-type="float" office:value="512" calcext:value-type="float">
            <text:p>512</text:p>
          </table:table-cell>
          <table:table-cell office:value-type="float" office:value="1085276160" calcext:value-type="float">
            <text:p>1085276160</text:p>
          </table:table-cell>
          <table:table-cell table:formula="of:=[.C2]/([.F2]/[.D2])" office:value-type="float" office:value="0.0000265370244565217" calcext:value-type="float">
            <text:p>0,000026537</text:p>
          </table:table-cell>
          <table:table-cell office:value-type="float" office:value="814098432" calcext:value-type="float">
            <text:p>814098432</text:p>
          </table:table-cell>
          <table:table-cell table:formula="of:=[.C2]/([.H2]/[.D2])" office:value-type="float" office:value="0.0000353765575119054" calcext:value-type="float">
            <text:p>3,53765575119054E-05</text:p>
          </table:table-cell>
          <table:table-cell office:value-type="float" office:value="7020917760" calcext:value-type="float">
            <text:p>702091776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0.1" calcext:value-type="float">
            <text:p>40,1</text:p>
          </table:table-cell>
          <table:table-cell office:value-type="float" office:value="3695" calcext:value-type="float">
            <text:p>3695</text:p>
          </table:table-cell>
          <table:table-cell table:formula="of:=[.D3]/[.C3]" office:value-type="float" office:value="92.14463840399" calcext:value-type="float">
            <text:p>92,144638404</text:p>
          </table:table-cell>
          <table:table-cell office:value-type="float" office:value="522147840" calcext:value-type="float">
            <text:p>522147840</text:p>
          </table:table-cell>
          <table:table-cell table:formula="of:=[.C3]/([.F3]/[.D3])" office:value-type="float" office:value="0.000283769248188406" calcext:value-type="float">
            <text:p>0,0002837692</text:p>
          </table:table-cell>
          <table:table-cell office:value-type="float" office:value="391681536" calcext:value-type="float">
            <text:p>391681536</text:p>
          </table:table-cell>
          <table:table-cell table:formula="of:=[.C3]/([.H3]/[.D3])" office:value-type="float" office:value="0.000378290744856556" calcext:value-type="float">
            <text:p>0,0003782907</text:p>
          </table:table-cell>
          <table:table-cell office:value-type="float" office:value="3332069710" calcext:value-type="float">
            <text:p>3332069710</text:p>
          </table:table-cell>
          <table:table-cell office:value-type="float" office:value="3423735270" calcext:value-type="float">
            <text:p>34237352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2.2" calcext:value-type="float">
            <text:p>52,2</text:p>
          </table:table-cell>
          <table:table-cell office:value-type="float" office:value="3859" calcext:value-type="float">
            <text:p>3859</text:p>
          </table:table-cell>
          <table:table-cell table:formula="of:=[.D4]/[.C4]" office:value-type="float" office:value="73.9272030651341" calcext:value-type="float">
            <text:p>73,9272030651</text:p>
          </table:table-cell>
          <table:table-cell office:value-type="float" office:value="363548672" calcext:value-type="float">
            <text:p>363548672</text:p>
          </table:table-cell>
          <table:table-cell table:formula="of:=[.C4]/([.F4]/[.D4])" office:value-type="float" office:value="0.000554093070652174" calcext:value-type="float">
            <text:p>0,0005540931</text:p>
          </table:table-cell>
          <table:table-cell office:value-type="float" office:value="272708608" calcext:value-type="float">
            <text:p>272708608</text:p>
          </table:table-cell>
          <table:table-cell table:formula="of:=[.C4]/([.H4]/[.D4])" office:value-type="float" office:value="0.000738663152136364" calcext:value-type="float">
            <text:p>0,0007386632</text:p>
          </table:table-cell>
          <table:table-cell office:value-type="float" office:value="2322110801" calcext:value-type="float">
            <text:p>2322110801</text:p>
          </table:table-cell>
          <table:table-cell office:value-type="float" office:value="2358281208" calcext:value-type="float">
            <text:p>2358281208</text:p>
          </table:table-cell>
          <table:table-cell office:value-type="float" office:value="2375264667" calcext:value-type="float">
            <text:p>2375264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872" calcext:value-type="float">
            <text:p>3872</text:p>
          </table:table-cell>
          <table:table-cell table:formula="of:=[.D5]/[.C5]" office:value-type="float" office:value="62.4516129032258" calcext:value-type="float">
            <text:p>62,4516129032</text:p>
          </table:table-cell>
          <table:table-cell office:value-type="float" office:value="273580032" calcext:value-type="float">
            <text:p>273580032</text:p>
          </table:table-cell>
          <table:table-cell table:formula="of:=[.C5]/([.F5]/[.D5])" office:value-type="float" office:value="0.000877490942028986" calcext:value-type="float">
            <text:p>0,0008774909</text:p>
          </table:table-cell>
          <table:table-cell office:value-type="float" office:value="205220352" calcext:value-type="float">
            <text:p>205220352</text:p>
          </table:table-cell>
          <table:table-cell table:formula="of:=[.C5]/([.H5]/[.D5])" office:value-type="float" office:value="0.00116978651318169" calcext:value-type="float">
            <text:p>0,0011697865</text:p>
          </table:table-cell>
          <table:table-cell office:value-type="float" office:value="1801269888" calcext:value-type="float">
            <text:p>1801269888</text:p>
          </table:table-cell>
          <table:table-cell office:value-type="float" office:value="1786471104" calcext:value-type="float">
            <text:p>1786471104</text:p>
          </table:table-cell>
          <table:table-cell office:value-type="float" office:value="1758553984" calcext:value-type="float">
            <text:p>1758553984</text:p>
          </table:table-cell>
          <table:table-cell office:value-type="float" office:value="1733130432" calcext:value-type="float">
            <text:p>17331304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sb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sb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00/00/0000</text:date>, <text:time style:data-style-name="N2" text:time-value="16:57:31.260502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08:44:07.321811525</meta:creation-date>
    <dc:date>2020-05-29T18:06:10.501946008</dc:date>
    <meta:editing-duration>PT57M7S</meta:editing-duration>
    <meta:editing-cycles>4</meta:editing-cycles>
    <meta:generator>LibreOffice/5.1.6.2$Linux_X86_64 LibreOffice_project/10m0$Build-2</meta:generator>
    <meta:document-statistic meta:table-count="2" meta:cell-count="13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7.055cm" svg:y="0.654cm" style:legend-expansion="custom" chartooo:width="2.907cm" chartooo:height="0.598cm" style:legend-expansion-aspect-ratio="4.86120401337793" chart:style-name="ch2"/>
        <chart:plot-area chart:style-name="ch3" table:cell-range-address="bkcs1.C1:bkcs1.C7" chart:data-source-has-labels="row" svg:x="1.331cm" svg:y="0.18cm" svg:width="14.349cm" svg:height="7.659cm">
          <chartooo:coordinate-region svg:x="1.767cm" svg:y="0.379cm" svg:width="13.82cm" svg:height="6.813cm"/>
          <chart:axis chart:dimension="x" chart:name="primary-x" chart:style-name="ch4">
            <chart:title svg:x="7.059cm" svg:y="8.019cm" chart:style-name="ch5">
              <text:p>Nombre de noeuds</text:p>
            </chart:title>
          </chart:axis>
          <chart:axis chart:dimension="y" chart:name="primary-y" chart:style-name="ch4">
            <chart:title svg:x="0.451cm" svg:y="4.794cm" chart:style-name="ch6">
              <text:p>Secondes</text:p>
            </chart:title>
            <chart:grid chart:style-name="ch7" chart:class="major"/>
          </chart:axis>
          <chart:series chart:style-name="ch8" chart:values-cell-range-address="bkcs1.C2:bkcs1.C7" chart:label-cell-address="bkcs1.C1:bkcs1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total</text:p>
                <draw:g>
                  <svg:desc>bkcs1.C1:bkcs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bkcs1.C2:bkcs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">
                <text:p>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2.814cm" svg:y="1.305cm" style:legend-expansion="custom" chartooo:width="2.662cm" chartooo:height="1.096cm" style:legend-expansion-aspect-ratio="2.42883211678832" chart:style-name="ch2"/>
        <chart:plot-area chart:style-name="ch3" table:cell-range-address="bkcs1.F1:bkcs1.F7 bkcs1.H1:bkcs1.H7" chart:data-source-has-labels="row" svg:x="1.331cm" svg:y="0.18cm" svg:width="14.349cm" svg:height="7.659cm">
          <chartooo:coordinate-region svg:x="2.323cm" svg:y="0.379cm" svg:width="13.357cm" svg:height="6.813cm"/>
          <chart:axis chart:dimension="x" chart:name="primary-x" chart:style-name="ch4">
            <chart:title svg:x="7.059cm" svg:y="8.019cm" chart:style-name="ch5">
              <text:p>Nombre de noeuds</text:p>
            </chart:title>
          </chart:axis>
          <chart:axis chart:dimension="y" chart:name="primary-y" chart:style-name="ch6">
            <chart:title svg:x="0.451cm" svg:y="5.323cm" chart:style-name="ch7">
              <text:p>Itérations par tour</text:p>
            </chart:title>
            <chart:grid chart:style-name="ch8" chart:class="major"/>
          </chart:axis>
          <chart:series chart:style-name="ch9" chart:values-cell-range-address="bkcs1.F2:bkcs1.F7" chart:label-cell-address="bkcs1.F1:bkcs1.F1" chart:class="chart:bar">
            <chart:data-point chart:repeated="6"/>
          </chart:series>
          <chart:series chart:style-name="ch10" chart:values-cell-range-address="bkcs1.H2:bkcs1.H7" chart:label-cell-address="bkcs1.H1:bkcs1.H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ucles for</text:p>
                <draw:g>
                  <svg:desc>bkcs1.F1:bkcs1.F1</svg:desc>
                </draw:g>
              </table:table-cell>
              <table:table-cell office:value-type="string">
                <text:p>Dans dot</text:p>
                <draw:g>
                  <svg:desc>bkcs1.H1:bkcs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12">
                <text:p>8012</text:p>
                <draw:g>
                  <svg:desc>bkcs1.F2:bkcs1.F7</svg:desc>
                </draw:g>
              </table:table-cell>
              <table:table-cell office:value-type="float" office:value="6010.46418128655">
                <text:p>6010.46418128655</text:p>
                <draw:g>
                  <svg:desc>bkcs1.H2:bkcs1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8">
                <text:p>4008</text:p>
              </table:table-cell>
              <table:table-cell office:value-type="float" office:value="3006.73433492122">
                <text:p>3006.73433492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72">
                <text:p>2672</text:p>
              </table:table-cell>
              <table:table-cell office:value-type="float" office:value="2004.48528877588">
                <text:p>2004.48528877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4">
                <text:p>2004</text:p>
              </table:table-cell>
              <table:table-cell office:value-type="float" office:value="1503.36676427526">
                <text:p>1503.36676427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1200.2808002808">
                <text:p>1200.2808002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2">
                <text:p>1332</text:p>
              </table:table-cell>
              <table:table-cell office:value-type="float" office:value="999.233848314607">
                <text:p>999.2338483146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2.423cm" svg:y="0.255cm" style:legend-expansion="custom" chartooo:width="3.145cm" chartooo:height="3.088cm" style:legend-expansion-aspect-ratio="1.0184585492228" chart:style-name="ch2"/>
        <chart:plot-area chart:style-name="ch3" table:cell-range-address="bkcs1.I1:bkcs1.N7" chart:data-source-has-labels="row" svg:x="1.331cm" svg:y="0.18cm" svg:width="14.349cm" svg:height="7.659cm">
          <chartooo:coordinate-region svg:x="3.249cm" svg:y="0.38cm" svg:width="12.337cm" svg:height="6.812cm"/>
          <chart:axis chart:dimension="x" chart:name="primary-x" chart:style-name="ch4">
            <chart:title svg:x="7.059cm" svg:y="8.019cm" chart:style-name="ch5">
              <text:p>Nombre de noeuds</text:p>
            </chart:title>
          </chart:axis>
          <chart:axis chart:dimension="y" chart:name="primary-y" chart:style-name="ch4">
            <chart:title svg:x="0.451cm" svg:y="4.728cm" chart:style-name="ch6">
              <text:p>Itérations</text:p>
            </chart:title>
            <chart:grid chart:style-name="ch7" chart:class="major"/>
          </chart:axis>
          <chart:series chart:style-name="ch8" chart:values-cell-range-address="bkcs1.I2:bkcs1.I7" chart:label-cell-address="bkcs1.I1:bkcs1.I1" chart:class="chart:line">
            <chart:data-point chart:repeated="6"/>
          </chart:series>
          <chart:series chart:style-name="ch9" chart:values-cell-range-address="bkcs1.J2:bkcs1.J7" chart:label-cell-address="bkcs1.J1:bkcs1.J1" chart:class="chart:line">
            <chart:data-point chart:repeated="6"/>
          </chart:series>
          <chart:series chart:style-name="ch10" chart:values-cell-range-address="bkcs1.K2:bkcs1.K7" chart:label-cell-address="bkcs1.K1:bkcs1.K1" chart:class="chart:line">
            <chart:data-point chart:repeated="6"/>
          </chart:series>
          <chart:series chart:style-name="ch11" chart:values-cell-range-address="bkcs1.L2:bkcs1.L7" chart:label-cell-address="bkcs1.L1:bkcs1.L1" chart:class="chart:line">
            <chart:data-point chart:repeated="6"/>
          </chart:series>
          <chart:series chart:style-name="ch12" chart:values-cell-range-address="bkcs1.M2:bkcs1.M7" chart:label-cell-address="bkcs1.M1:bkcs1.M1" chart:class="chart:line">
            <chart:data-point chart:repeated="6"/>
          </chart:series>
          <chart:series chart:style-name="ch13" chart:values-cell-range-address="bkcs1.N2:bkcs1.N7" chart:label-cell-address="bkcs1.N1:bkcs1.N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_gemv n°1</text:p>
                <draw:g>
                  <svg:desc>bkcs1.I1:bkcs1.I1</svg:desc>
                </draw:g>
              </table:table-cell>
              <table:table-cell office:value-type="string">
                <text:p>sp_gemv n°2</text:p>
                <draw:g>
                  <svg:desc>bkcs1.J1:bkcs1.J1</svg:desc>
                </draw:g>
              </table:table-cell>
              <table:table-cell office:value-type="string">
                <text:p>sp_gemv n°3</text:p>
                <draw:g>
                  <svg:desc>bkcs1.K1:bkcs1.K1</svg:desc>
                </draw:g>
              </table:table-cell>
              <table:table-cell office:value-type="string">
                <text:p>sp_gemv n°4</text:p>
                <draw:g>
                  <svg:desc>bkcs1.L1:bkcs1.L1</svg:desc>
                </draw:g>
              </table:table-cell>
              <table:table-cell office:value-type="string">
                <text:p>sp_gemv n°5</text:p>
                <draw:g>
                  <svg:desc>bkcs1.M1:bkcs1.M1</svg:desc>
                </draw:g>
              </table:table-cell>
              <table:table-cell office:value-type="string">
                <text:p>sp_gemv n°6</text:p>
                <draw:g>
                  <svg:desc>bkcs1.N1:bkcs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503888">
                <text:p>229503888</text:p>
                <draw:g>
                  <svg:desc>bkcs1.I2:bkcs1.I7</svg:desc>
                </draw:g>
              </table:table-cell>
              <table:table-cell office:value-type="float" office:value="NaN">
                <text:p>NaN</text:p>
                <draw:g>
                  <svg:desc>bkcs1.J2:bkcs1.J7</svg:desc>
                </draw:g>
              </table:table-cell>
              <table:table-cell office:value-type="float" office:value="NaN">
                <text:p>NaN</text:p>
                <draw:g>
                  <svg:desc>bkcs1.K2:bkcs1.K7</svg:desc>
                </draw:g>
              </table:table-cell>
              <table:table-cell office:value-type="float" office:value="NaN">
                <text:p>NaN</text:p>
                <draw:g>
                  <svg:desc>bkcs1.L2:bkcs1.L7</svg:desc>
                </draw:g>
              </table:table-cell>
              <table:table-cell office:value-type="float" office:value="NaN">
                <text:p>NaN</text:p>
                <draw:g>
                  <svg:desc>bkcs1.M2:bkcs1.M7</svg:desc>
                </draw:g>
              </table:table-cell>
              <table:table-cell office:value-type="float" office:value="NaN">
                <text:p>NaN</text:p>
                <draw:g>
                  <svg:desc>bkcs1.N2:bkcs1.N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932561">
                <text:p>141932561</text:p>
              </table:table-cell>
              <table:table-cell office:value-type="float" office:value="86984146">
                <text:p>8698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001628">
                <text:p>85001628</text:p>
              </table:table-cell>
              <table:table-cell office:value-type="float" office:value="94441665">
                <text:p>94441665</text:p>
              </table:table-cell>
              <table:table-cell office:value-type="float" office:value="51486606">
                <text:p>5148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991284">
                <text:p>67991284</text:p>
              </table:table-cell>
              <table:table-cell office:value-type="float" office:value="47771752">
                <text:p>47771752</text:p>
              </table:table-cell>
              <table:table-cell office:value-type="float" office:value="74097304">
                <text:p>74097304</text:p>
              </table:table-cell>
              <table:table-cell office:value-type="float" office:value="39308016">
                <text:p>39308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40994">
                <text:p>31640994</text:p>
              </table:table-cell>
              <table:table-cell office:value-type="float" office:value="59324727">
                <text:p>59324727</text:p>
              </table:table-cell>
              <table:table-cell office:value-type="float" office:value="58578289">
                <text:p>58578289</text:p>
              </table:table-cell>
              <table:table-cell office:value-type="float" office:value="34598256">
                <text:p>34598256</text:p>
              </table:table-cell>
              <table:table-cell office:value-type="float" office:value="54840401">
                <text:p>54840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149984">
                <text:p>27149984</text:p>
              </table:table-cell>
              <table:table-cell office:value-type="float" office:value="26113312">
                <text:p>26113312</text:p>
              </table:table-cell>
              <table:table-cell office:value-type="float" office:value="47820768">
                <text:p>47820768</text:p>
              </table:table-cell>
              <table:table-cell office:value-type="float" office:value="37513856">
                <text:p>37513856</text:p>
              </table:table-cell>
              <table:table-cell office:value-type="float" office:value="50420992">
                <text:p>50420992</text:p>
              </table:table-cell>
              <table:table-cell office:value-type="float" office:value="49879872">
                <text:p>498798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4.201cm" style:legend-expansion="high" chart:style-name="ch2"/>
        <chart:plot-area chart:style-name="ch3" table:cell-range-address="bkcs1.D1:bkcs1.D7" chart:data-source-has-labels="row" svg:x="1.331cm" svg:y="0.18cm" svg:width="11.074cm" svg:height="7.659cm">
          <chartooo:coordinate-region svg:x="2.323cm" svg:y="0.379cm" svg:width="9.988cm" svg:height="6.813cm"/>
          <chart:axis chart:dimension="x" chart:name="primary-x" chart:style-name="ch4">
            <chart:title svg:x="5.422cm" svg:y="8.019cm" chart:style-name="ch5">
              <text:p>Nombre de noeuds</text:p>
            </chart:title>
          </chart:axis>
          <chart:axis chart:dimension="y" chart:name="primary-y" chart:style-name="ch6">
            <chart:title svg:x="0.451cm" svg:y="4.728cm" chart:style-name="ch7">
              <text:p>Itérations</text:p>
            </chart:title>
            <chart:grid chart:style-name="ch8" chart:class="major"/>
          </chart:axis>
          <chart:series chart:style-name="ch9" chart:values-cell-range-address="bkcs1.D2:bkcs1.D7" chart:label-cell-address="bkcs1.D1:bkcs1.D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ucle while</text:p>
                <draw:g>
                  <svg:desc>bkcs1.D1:bkcs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6">
                <text:p>2736</text:p>
                <draw:g>
                  <svg:desc>bkcs1.D2:bkcs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8">
                <text:p>28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3.215cm" svg:y="1.559cm" style:legend-expansion="custom" chartooo:width="2.139cm" chartooo:height="0.598cm" style:legend-expansion-aspect-ratio="3.57692307692308" chart:style-name="ch2"/>
        <chart:plot-area chart:style-name="ch3" table:cell-range-address="cfd1.C1:cfd1.C7" chart:data-source-has-labels="row" svg:x="1.331cm" svg:y="0.18cm" svg:width="14.349cm" svg:height="7.659cm">
          <chartooo:coordinate-region svg:x="1.952cm" svg:y="0.379cm" svg:width="13.635cm" svg:height="6.813cm"/>
          <chart:axis chart:dimension="x" chart:name="primary-x" chart:style-name="ch4">
            <chart:title svg:x="7.059cm" svg:y="8.019cm" chart:style-name="ch5">
              <text:p>Nombre de noeuds</text:p>
            </chart:title>
          </chart:axis>
          <chart:axis chart:dimension="y" chart:name="primary-y" chart:style-name="ch4">
            <chart:title svg:x="0.451cm" svg:y="4.794cm" chart:style-name="ch6">
              <text:p>Secondes</text:p>
            </chart:title>
            <chart:grid chart:style-name="ch7" chart:class="major"/>
          </chart:axis>
          <chart:series chart:style-name="ch8" chart:values-cell-range-address="cfd1.C2:cfd1.C7" chart:label-cell-address="cfd1.C1:cfd1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  <draw:g>
                  <svg:desc>cfd1.C1:cfd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cfd1.C2:cfd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3.952cm" style:legend-expansion="high" chart:style-name="ch2"/>
        <chart:plot-area chart:style-name="ch3" table:cell-range-address="cfd1.G1:cfd1.G7 cfd1.I1:cfd1.I7" chart:data-source-has-labels="row" svg:x="0.32cm" svg:y="0.18cm" svg:width="12.488cm" svg:height="8.64cm">
          <chartooo:coordinate-region svg:x="1.603cm" svg:y="0.379cm" svg:width="11.2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fd1.G2:cfd1.G7" chart:label-cell-address="cfd1.G1:cfd1.G1" chart:class="chart:bar">
            <chart:data-point chart:repeated="6"/>
          </chart:series>
          <chart:series chart:style-name="ch8" chart:values-cell-range-address="cfd1.I2:cfd1.I7" chart:label-cell-address="cfd1.I1:cfd1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ucles/while</text:p>
                <draw:g>
                  <svg:desc>cfd1.G1:cfd1.G1</svg:desc>
                </draw:g>
              </table:table-cell>
              <table:table-cell office:value-type="string">
                <text:p>dot/while</text:p>
                <draw:g>
                  <svg:desc>cfd1.I1:cfd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65370244565217">
                <text:p>0.0000265370244565217</text:p>
                <draw:g>
                  <svg:desc>cfd1.G2:cfd1.G7</svg:desc>
                </draw:g>
              </table:table-cell>
              <table:table-cell office:value-type="float" office:value="0.0000353765575119054">
                <text:p>0.0000353765575119054</text:p>
                <draw:g>
                  <svg:desc>cfd1.I2:cfd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3769248188406">
                <text:p>0.000283769248188406</text:p>
              </table:table-cell>
              <table:table-cell office:value-type="float" office:value="0.000378290744856556">
                <text:p>0.000378290744856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54093070652174">
                <text:p>0.000554093070652174</text:p>
              </table:table-cell>
              <table:table-cell office:value-type="float" office:value="0.000738663152136364">
                <text:p>0.0007386631521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77490942028986">
                <text:p>0.000877490942028986</text:p>
              </table:table-cell>
              <table:table-cell office:value-type="float" office:value="0.00116978651318169">
                <text:p>0.00116978651318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2.956cm" style:legend-expansion="high" chart:style-name="ch2"/>
        <chart:plot-area chart:style-name="ch3" table:cell-range-address="cfd1.J1:cfd1.O7" chart:data-source-has-labels="row" svg:x="0.32cm" svg:y="0.18cm" svg:width="12.614cm" svg:height="8.64cm">
          <chartooo:coordinate-region svg:x="2.423cm" svg:y="0.379cm" svg:width="10.4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fd1.J2:cfd1.J7" chart:label-cell-address="cfd1.J1:cfd1.J1" chart:class="chart:line">
            <chart:data-point chart:repeated="6"/>
          </chart:series>
          <chart:series chart:style-name="ch7" chart:values-cell-range-address="cfd1.K2:cfd1.K7" chart:label-cell-address="cfd1.K1:cfd1.K1" chart:class="chart:line">
            <chart:data-point chart:repeated="6"/>
          </chart:series>
          <chart:series chart:style-name="ch8" chart:values-cell-range-address="cfd1.L2:cfd1.L7" chart:label-cell-address="cfd1.L1:cfd1.L1" chart:class="chart:line">
            <chart:data-point chart:repeated="6"/>
          </chart:series>
          <chart:series chart:style-name="ch9" chart:values-cell-range-address="cfd1.M2:cfd1.M7" chart:label-cell-address="cfd1.M1:cfd1.M1" chart:class="chart:line">
            <chart:data-point chart:repeated="6"/>
          </chart:series>
          <chart:series chart:style-name="ch10" chart:values-cell-range-address="cfd1.N2:cfd1.N7" chart:label-cell-address="cfd1.N1:cfd1.N1" chart:class="chart:line">
            <chart:data-point chart:repeated="6"/>
          </chart:series>
          <chart:series chart:style-name="ch11" chart:values-cell-range-address="cfd1.O2:cfd1.O7" chart:label-cell-address="cfd1.O1:cfd1.O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gemv1</text:p>
                <draw:g>
                  <svg:desc>cfd1.J1:cfd1.J1</svg:desc>
                </draw:g>
              </table:table-cell>
              <table:table-cell office:value-type="string">
                <text:p>spgemv2</text:p>
                <draw:g>
                  <svg:desc>cfd1.K1:cfd1.K1</svg:desc>
                </draw:g>
              </table:table-cell>
              <table:table-cell office:value-type="string">
                <text:p>spgemv3</text:p>
                <draw:g>
                  <svg:desc>cfd1.L1:cfd1.L1</svg:desc>
                </draw:g>
              </table:table-cell>
              <table:table-cell office:value-type="string">
                <text:p>spgemv4</text:p>
                <draw:g>
                  <svg:desc>cfd1.M1:cfd1.M1</svg:desc>
                </draw:g>
              </table:table-cell>
              <table:table-cell office:value-type="string">
                <text:p>spgemv5</text:p>
                <draw:g>
                  <svg:desc>cfd1.N1:cfd1.N1</svg:desc>
                </draw:g>
              </table:table-cell>
              <table:table-cell office:value-type="string">
                <text:p>spgemv6</text:p>
                <draw:g>
                  <svg:desc>cfd1.O1:cfd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20917760">
                <text:p>7020917760</text:p>
                <draw:g>
                  <svg:desc>cfd1.J2:cfd1.J7</svg:desc>
                </draw:g>
              </table:table-cell>
              <table:table-cell office:value-type="float" office:value="NaN">
                <text:p>NaN</text:p>
                <draw:g>
                  <svg:desc>cfd1.K2:cfd1.K7</svg:desc>
                </draw:g>
              </table:table-cell>
              <table:table-cell office:value-type="float" office:value="NaN">
                <text:p>NaN</text:p>
                <draw:g>
                  <svg:desc>cfd1.L2:cfd1.L7</svg:desc>
                </draw:g>
              </table:table-cell>
              <table:table-cell office:value-type="float" office:value="NaN">
                <text:p>NaN</text:p>
                <draw:g>
                  <svg:desc>cfd1.M2:cfd1.M7</svg:desc>
                </draw:g>
              </table:table-cell>
              <table:table-cell office:value-type="float" office:value="NaN">
                <text:p>NaN</text:p>
                <draw:g>
                  <svg:desc>cfd1.N2:cfd1.N7</svg:desc>
                </draw:g>
              </table:table-cell>
              <table:table-cell office:value-type="float" office:value="NaN">
                <text:p>NaN</text:p>
                <draw:g>
                  <svg:desc>cfd1.O2:cfd1.O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2069710">
                <text:p>3332069710</text:p>
              </table:table-cell>
              <table:table-cell office:value-type="float" office:value="3423735270">
                <text:p>3423735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2110801">
                <text:p>2322110801</text:p>
              </table:table-cell>
              <table:table-cell office:value-type="float" office:value="2358281208">
                <text:p>2358281208</text:p>
              </table:table-cell>
              <table:table-cell office:value-type="float" office:value="2375264667">
                <text:p>237526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1269888">
                <text:p>1801269888</text:p>
              </table:table-cell>
              <table:table-cell office:value-type="float" office:value="1786471104">
                <text:p>1786471104</text:p>
              </table:table-cell>
              <table:table-cell office:value-type="float" office:value="1758553984">
                <text:p>1758553984</text:p>
              </table:table-cell>
              <table:table-cell office:value-type="float" office:value="1733130432">
                <text:p>173313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4.201cm" style:legend-expansion="high" chart:style-name="ch2"/>
        <chart:plot-area chart:style-name="ch3" table:cell-range-address="cfd1.D1:cfd1.D7" chart:data-source-has-labels="row" svg:x="0.32cm" svg:y="0.18cm" svg:width="13.169cm" svg:height="8.64cm">
          <chartooo:coordinate-region svg:x="1.312cm" svg:y="0.379cm" svg:width="12.0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fd1.D2:cfd1.D7" chart:label-cell-address="cfd1.D1:cfd1.D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ile</text:p>
                <draw:g>
                  <svg:desc>cfd1.D1:cfd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40">
                <text:p>3840</text:p>
                <draw:g>
                  <svg:desc>cfd1.D2:cfd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3.952cm" style:legend-expansion="high" chart:style-name="ch2"/>
        <chart:plot-area chart:style-name="ch3" table:cell-range-address="cfd1.F1:cfd1.F7 cfd1.H1:cfd1.H7" chart:data-source-has-labels="row" svg:x="0.32cm" svg:y="0.18cm" svg:width="13.547cm" svg:height="8.64cm">
          <chartooo:coordinate-region svg:x="2.423cm" svg:y="0.379cm" svg:width="11.44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fd1.F2:cfd1.F7" chart:label-cell-address="cfd1.F1:cfd1.F1" chart:class="chart:bar">
            <chart:data-point chart:repeated="6"/>
          </chart:series>
          <chart:series chart:style-name="ch8" chart:values-cell-range-address="cfd1.H2:cfd1.H7" chart:label-cell-address="cfd1.H1:cfd1.H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ucle</text:p>
                <draw:g>
                  <svg:desc>cfd1.F1:cfd1.F1</svg:desc>
                </draw:g>
              </table:table-cell>
              <table:table-cell office:value-type="string">
                <text:p>dot</text:p>
                <draw:g>
                  <svg:desc>cfd1.H1:cfd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5276160">
                <text:p>1085276160</text:p>
                <draw:g>
                  <svg:desc>cfd1.F2:cfd1.F7</svg:desc>
                </draw:g>
              </table:table-cell>
              <table:table-cell office:value-type="float" office:value="814098432">
                <text:p>814098432</text:p>
                <draw:g>
                  <svg:desc>cfd1.H2:cfd1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2147840">
                <text:p>522147840</text:p>
              </table:table-cell>
              <table:table-cell office:value-type="float" office:value="391681536">
                <text:p>391681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548672">
                <text:p>363548672</text:p>
              </table:table-cell>
              <table:table-cell office:value-type="float" office:value="272708608">
                <text:p>272708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580032">
                <text:p>273580032</text:p>
              </table:table-cell>
              <table:table-cell office:value-type="float" office:value="205220352">
                <text:p>205220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